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1" table:default-cell-style-name="ce3"/>
        <table:table-row table:style-name="ro1">
          <table:table-cell/>
          <table:table-cell table:style-name="ce2" office:value-type="string" calcext:value-type="string">
            <text:p>Sem Banda</text:p>
          </table:table-cell>
          <table:table-cell table:style-name="ce2"/>
          <table:table-cell table:style-name="ce2" office:value-type="string" calcext:value-type="string">
            <text:p>Banda 0%</text:p>
          </table:table-cell>
          <table:table-cell table:style-name="ce2" office:value-type="string" calcext:value-type="string">
            <text:p>Banda 1%</text:p>
          </table:table-cell>
          <table:table-cell table:style-name="ce2" office:value-type="string" calcext:value-type="string">
            <text:p>Banda 5%</text:p>
          </table:table-cell>
          <table:table-cell table:style-name="ce2" office:value-type="string" calcext:value-type="string">
            <text:p>Banda 10%</text:p>
          </table:table-cell>
          <table:table-cell table:style-name="ce2" office:value-type="string" calcext:value-type="string">
            <text:p>Banda 20%</text:p>
          </table:table-cell>
          <table:table-cell table:style-name="ce2" office:value-type="string" calcext:value-type="string">
            <text:p>Banda 50%</text:p>
          </table:table-cell>
          <table:table-cell table:style-name="ce2" office:value-type="string" calcext:value-type="string">
            <text:p>Banda 100%</text:p>
          </table:table-cell>
          <table:table-cell table:style-name="ce2"/>
          <table:table-cell table:style-name="ce2" office:value-type="string" calcext:value-type="string">
            <text:p>3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7.5822" calcext:value-type="float">
            <text:p>17.5822</text:p>
          </table:table-cell>
          <table:table-cell/>
          <table:table-cell office:value-type="float" office:value="13.0153" calcext:value-type="float">
            <text:p>13.0153</text:p>
          </table:table-cell>
          <table:table-cell office:value-type="float" office:value="12.907" calcext:value-type="float">
            <text:p>12.907</text:p>
          </table:table-cell>
          <table:table-cell office:value-type="float" office:value="13.3008" calcext:value-type="float">
            <text:p>13.3008</text:p>
          </table:table-cell>
          <table:table-cell office:value-type="float" office:value="13.0775" calcext:value-type="float">
            <text:p>13.0775</text:p>
          </table:table-cell>
          <table:table-cell office:value-type="float" office:value="14.1954" calcext:value-type="float">
            <text:p>14.1954</text:p>
          </table:table-cell>
          <table:table-cell office:value-type="float" office:value="18.7859" calcext:value-type="float">
            <text:p>18.7859</text:p>
          </table:table-cell>
          <table:table-cell office:value-type="float" office:value="23.1608" calcext:value-type="float">
            <text:p>23.1608</text:p>
          </table:table-cell>
          <table:table-cell/>
          <table:table-cell office:value-type="float" office:value="56.2525" calcext:value-type="float">
            <text:p>56.2525</text:p>
          </table:table-cell>
        </table:table-row>
        <table:table-row table:style-name="ro1">
          <table:table-cell/>
          <table:table-cell office:value-type="float" office:value="18.2796" calcext:value-type="float">
            <text:p>18.2796</text:p>
          </table:table-cell>
          <table:table-cell/>
          <table:table-cell office:value-type="float" office:value="12.6673" calcext:value-type="float">
            <text:p>12.6673</text:p>
          </table:table-cell>
          <table:table-cell office:value-type="float" office:value="12.8569" calcext:value-type="float">
            <text:p>12.8569</text:p>
          </table:table-cell>
          <table:table-cell office:value-type="float" office:value="12.7487" calcext:value-type="float">
            <text:p>12.7487</text:p>
          </table:table-cell>
          <table:table-cell office:value-type="float" office:value="12.9629" calcext:value-type="float">
            <text:p>12.9629</text:p>
          </table:table-cell>
          <table:table-cell office:value-type="float" office:value="13.6495" calcext:value-type="float">
            <text:p>13.6495</text:p>
          </table:table-cell>
          <table:table-cell office:value-type="float" office:value="19.5196" calcext:value-type="float">
            <text:p>19.5196</text:p>
          </table:table-cell>
          <table:table-cell office:value-type="float" office:value="23.1718" calcext:value-type="float">
            <text:p>23.1718</text:p>
          </table:table-cell>
          <table:table-cell/>
          <table:table-cell office:value-type="float" office:value="58.3853" calcext:value-type="float">
            <text:p>58.3853</text:p>
          </table:table-cell>
        </table:table-row>
        <table:table-row table:style-name="ro1">
          <table:table-cell/>
          <table:table-cell office:value-type="float" office:value="18.3023" calcext:value-type="float">
            <text:p>18.3023</text:p>
          </table:table-cell>
          <table:table-cell/>
          <table:table-cell office:value-type="float" office:value="12.7737" calcext:value-type="float">
            <text:p>12.7737</text:p>
          </table:table-cell>
          <table:table-cell office:value-type="float" office:value="12.814" calcext:value-type="float">
            <text:p>12.814</text:p>
          </table:table-cell>
          <table:table-cell office:value-type="float" office:value="12.7486" calcext:value-type="float">
            <text:p>12.7486</text:p>
          </table:table-cell>
          <table:table-cell office:value-type="float" office:value="13.5037" calcext:value-type="float">
            <text:p>13.5037</text:p>
          </table:table-cell>
          <table:table-cell office:value-type="float" office:value="14.2289" calcext:value-type="float">
            <text:p>14.2289</text:p>
          </table:table-cell>
          <table:table-cell office:value-type="float" office:value="18.1043" calcext:value-type="float">
            <text:p>18.1043</text:p>
          </table:table-cell>
          <table:table-cell office:value-type="float" office:value="21.8734" calcext:value-type="float">
            <text:p>21.8734</text:p>
          </table:table-cell>
          <table:table-cell/>
          <table:table-cell office:value-type="float" office:value="59.2941" calcext:value-type="float">
            <text:p>59.2941</text:p>
          </table:table-cell>
        </table:table-row>
        <table:table-row table:style-name="ro1">
          <table:table-cell/>
          <table:table-cell office:value-type="float" office:value="17.6519" calcext:value-type="float">
            <text:p>17.6519</text:p>
          </table:table-cell>
          <table:table-cell/>
          <table:table-cell office:value-type="float" office:value="12.7056" calcext:value-type="float">
            <text:p>12.7056</text:p>
          </table:table-cell>
          <table:table-cell office:value-type="float" office:value="12.8149" calcext:value-type="float">
            <text:p>12.8149</text:p>
          </table:table-cell>
          <table:table-cell office:value-type="float" office:value="12.7864" calcext:value-type="float">
            <text:p>12.7864</text:p>
          </table:table-cell>
          <table:table-cell office:value-type="float" office:value="12.9584" calcext:value-type="float">
            <text:p>12.9584</text:p>
          </table:table-cell>
          <table:table-cell office:value-type="float" office:value="13.6548" calcext:value-type="float">
            <text:p>13.6548</text:p>
          </table:table-cell>
          <table:table-cell office:value-type="float" office:value="18.4721" calcext:value-type="float">
            <text:p>18.4721</text:p>
          </table:table-cell>
          <table:table-cell office:value-type="float" office:value="23.069" calcext:value-type="float">
            <text:p>23.069</text:p>
          </table:table-cell>
          <table:table-cell/>
          <table:table-cell office:value-type="float" office:value="58.2366" calcext:value-type="float">
            <text:p>58.2366</text:p>
          </table:table-cell>
        </table:table-row>
        <table:table-row table:style-name="ro1">
          <table:table-cell/>
          <table:table-cell office:value-type="float" office:value="18.1972" calcext:value-type="float">
            <text:p>18.1972</text:p>
          </table:table-cell>
          <table:table-cell/>
          <table:table-cell office:value-type="float" office:value="12.8011" calcext:value-type="float">
            <text:p>12.8011</text:p>
          </table:table-cell>
          <table:table-cell office:value-type="float" office:value="12.8255" calcext:value-type="float">
            <text:p>12.8255</text:p>
          </table:table-cell>
          <table:table-cell office:value-type="float" office:value="12.8085" calcext:value-type="float">
            <text:p>12.8085</text:p>
          </table:table-cell>
          <table:table-cell office:value-type="float" office:value="13.1745" calcext:value-type="float">
            <text:p>13.1745</text:p>
          </table:table-cell>
          <table:table-cell office:value-type="float" office:value="14.2553" calcext:value-type="float">
            <text:p>14.2553</text:p>
          </table:table-cell>
          <table:table-cell office:value-type="float" office:value="18.4785" calcext:value-type="float">
            <text:p>18.4785</text:p>
          </table:table-cell>
          <table:table-cell office:value-type="float" office:value="22.7404" calcext:value-type="float">
            <text:p>22.7404</text:p>
          </table:table-cell>
          <table:table-cell/>
          <table:table-cell office:value-type="float" office:value="58.1207" calcext:value-type="float">
            <text:p>58.1207</text:p>
          </table:table-cell>
        </table:table-row>
        <table:table-row table:style-name="ro1">
          <table:table-cell/>
          <table:table-cell office:value-type="float" office:value="18.1025" calcext:value-type="float">
            <text:p>18.1025</text:p>
          </table:table-cell>
          <table:table-cell/>
          <table:table-cell office:value-type="float" office:value="12.788" calcext:value-type="float">
            <text:p>12.788</text:p>
          </table:table-cell>
          <table:table-cell office:value-type="float" office:value="12.9296" calcext:value-type="float">
            <text:p>12.9296</text:p>
          </table:table-cell>
          <table:table-cell office:value-type="float" office:value="13.0127" calcext:value-type="float">
            <text:p>13.0127</text:p>
          </table:table-cell>
          <table:table-cell office:value-type="float" office:value="13.2675" calcext:value-type="float">
            <text:p>13.2675</text:p>
          </table:table-cell>
          <table:table-cell office:value-type="float" office:value="14.2685" calcext:value-type="float">
            <text:p>14.2685</text:p>
          </table:table-cell>
          <table:table-cell office:value-type="float" office:value="20.106" calcext:value-type="float">
            <text:p>20.106</text:p>
          </table:table-cell>
          <table:table-cell office:value-type="float" office:value="23.0578" calcext:value-type="float">
            <text:p>23.0578</text:p>
          </table:table-cell>
          <table:table-cell/>
          <table:table-cell office:value-type="float" office:value="58.4502" calcext:value-type="float">
            <text:p>58.4502</text:p>
          </table:table-cell>
        </table:table-row>
        <table:table-row table:style-name="ro1">
          <table:table-cell/>
          <table:table-cell office:value-type="float" office:value="17.8697" calcext:value-type="float">
            <text:p>17.8697</text:p>
          </table:table-cell>
          <table:table-cell/>
          <table:table-cell office:value-type="float" office:value="12.7953" calcext:value-type="float">
            <text:p>12.7953</text:p>
          </table:table-cell>
          <table:table-cell office:value-type="float" office:value="12.6772" calcext:value-type="float">
            <text:p>12.6772</text:p>
          </table:table-cell>
          <table:table-cell office:value-type="float" office:value="12.8621" calcext:value-type="float">
            <text:p>12.8621</text:p>
          </table:table-cell>
          <table:table-cell office:value-type="float" office:value="13.0874" calcext:value-type="float">
            <text:p>13.0874</text:p>
          </table:table-cell>
          <table:table-cell office:value-type="float" office:value="13.6937" calcext:value-type="float">
            <text:p>13.6937</text:p>
          </table:table-cell>
          <table:table-cell office:value-type="float" office:value="19.1605" calcext:value-type="float">
            <text:p>19.1605</text:p>
          </table:table-cell>
          <table:table-cell office:value-type="float" office:value="22.52" calcext:value-type="float">
            <text:p>22.52</text:p>
          </table:table-cell>
          <table:table-cell/>
          <table:table-cell office:value-type="float" office:value="58.3002" calcext:value-type="float">
            <text:p>58.3002</text:p>
          </table:table-cell>
        </table:table-row>
        <table:table-row table:style-name="ro1">
          <table:table-cell/>
          <table:table-cell office:value-type="float" office:value="17.9865" calcext:value-type="float">
            <text:p>17.9865</text:p>
          </table:table-cell>
          <table:table-cell/>
          <table:table-cell office:value-type="float" office:value="12.8284" calcext:value-type="float">
            <text:p>12.8284</text:p>
          </table:table-cell>
          <table:table-cell office:value-type="float" office:value="12.682" calcext:value-type="float">
            <text:p>12.682</text:p>
          </table:table-cell>
          <table:table-cell office:value-type="float" office:value="12.9779" calcext:value-type="float">
            <text:p>12.9779</text:p>
          </table:table-cell>
          <table:table-cell office:value-type="float" office:value="13.0165" calcext:value-type="float">
            <text:p>13.0165</text:p>
          </table:table-cell>
          <table:table-cell office:value-type="float" office:value="14.76" calcext:value-type="float">
            <text:p>14.76</text:p>
          </table:table-cell>
          <table:table-cell office:value-type="float" office:value="19.4208" calcext:value-type="float">
            <text:p>19.4208</text:p>
          </table:table-cell>
          <table:table-cell office:value-type="float" office:value="22.3793" calcext:value-type="float">
            <text:p>22.3793</text:p>
          </table:table-cell>
          <table:table-cell/>
          <table:table-cell office:value-type="float" office:value="58.447" calcext:value-type="float">
            <text:p>58.447</text:p>
          </table:table-cell>
        </table:table-row>
        <table:table-row table:style-name="ro1">
          <table:table-cell/>
          <table:table-cell office:value-type="float" office:value="18.1169" calcext:value-type="float">
            <text:p>18.1169</text:p>
          </table:table-cell>
          <table:table-cell/>
          <table:table-cell office:value-type="float" office:value="12.9016" calcext:value-type="float">
            <text:p>12.9016</text:p>
          </table:table-cell>
          <table:table-cell office:value-type="float" office:value="12.6964" calcext:value-type="float">
            <text:p>12.6964</text:p>
          </table:table-cell>
          <table:table-cell office:value-type="float" office:value="12.8361" calcext:value-type="float">
            <text:p>12.8361</text:p>
          </table:table-cell>
          <table:table-cell office:value-type="float" office:value="12.997" calcext:value-type="float">
            <text:p>12.997</text:p>
          </table:table-cell>
          <table:table-cell office:value-type="float" office:value="15.0659" calcext:value-type="float">
            <text:p>15.0659</text:p>
          </table:table-cell>
          <table:table-cell office:value-type="float" office:value="18.6335" calcext:value-type="float">
            <text:p>18.6335</text:p>
          </table:table-cell>
          <table:table-cell office:value-type="float" office:value="21.4803" calcext:value-type="float">
            <text:p>21.4803</text:p>
          </table:table-cell>
          <table:table-cell/>
          <table:table-cell office:value-type="float" office:value="59.1358" calcext:value-type="float">
            <text:p>59.1358</text:p>
          </table:table-cell>
        </table:table-row>
        <table:table-row table:style-name="ro1">
          <table:table-cell/>
          <table:table-cell office:value-type="float" office:value="18.2922" calcext:value-type="float">
            <text:p>18.2922</text:p>
          </table:table-cell>
          <table:table-cell/>
          <table:table-cell office:value-type="float" office:value="12.86" calcext:value-type="float">
            <text:p>12.86</text:p>
          </table:table-cell>
          <table:table-cell office:value-type="float" office:value="12.7033" calcext:value-type="float">
            <text:p>12.7033</text:p>
          </table:table-cell>
          <table:table-cell office:value-type="float" office:value="12.7777" calcext:value-type="float">
            <text:p>12.7777</text:p>
          </table:table-cell>
          <table:table-cell office:value-type="float" office:value="13.0369" calcext:value-type="float">
            <text:p>13.0369</text:p>
          </table:table-cell>
          <table:table-cell office:value-type="float" office:value="14.5926" calcext:value-type="float">
            <text:p>14.5926</text:p>
          </table:table-cell>
          <table:table-cell office:value-type="float" office:value="18.2995" calcext:value-type="float">
            <text:p>18.2995</text:p>
          </table:table-cell>
          <table:table-cell office:value-type="float" office:value="21.633" calcext:value-type="float">
            <text:p>21.633</text:p>
          </table:table-cell>
          <table:table-cell/>
          <table:table-cell office:value-type="float" office:value="59.221" calcext:value-type="float">
            <text:p>59.22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Tempo médio:</text:p>
          </table:table-cell>
          <table:table-cell table:style-name="ce2" table:formula="of:= SUM([.B3:.B12]) / 10" office:value-type="float" office:value="18.0381" calcext:value-type="float">
            <text:p>18.0381</text:p>
          </table:table-cell>
          <table:table-cell table:style-name="ce2"/>
          <table:table-cell table:style-name="ce2" table:formula="of:=SUM([.D3:.D12]) /10" office:value-type="float" office:value="12.81363" calcext:value-type="float">
            <text:p>12.81363</text:p>
          </table:table-cell>
          <table:table-cell table:style-name="ce2" table:formula="of:=SUM([.E3:.E12]) /10" office:value-type="float" office:value="12.79068" calcext:value-type="float">
            <text:p>12.79068</text:p>
          </table:table-cell>
          <table:table-cell table:style-name="ce2" table:formula="of:=SUM([.F3:.F12]) /10" office:value-type="float" office:value="12.88595" calcext:value-type="float">
            <text:p>12.88595</text:p>
          </table:table-cell>
          <table:table-cell table:style-name="ce2" table:formula="of:=SUM([.G3:.G12]) /10" office:value-type="float" office:value="13.10823" calcext:value-type="float">
            <text:p>13.10823</text:p>
          </table:table-cell>
          <table:table-cell table:style-name="ce2" table:formula="of:=SUM([.H3:.H12]) /10" office:value-type="float" office:value="14.23646" calcext:value-type="float">
            <text:p>14.23646</text:p>
          </table:table-cell>
          <table:table-cell table:style-name="ce2" table:formula="of:=SUM([.I3:.I12]) /10" office:value-type="float" office:value="18.89807" calcext:value-type="float">
            <text:p>18.89807</text:p>
          </table:table-cell>
          <table:table-cell table:style-name="ce2" table:formula="of:=SUM([.J3:.J12]) /10" office:value-type="float" office:value="22.50858" calcext:value-type="float">
            <text:p>22.50858</text:p>
          </table:table-cell>
          <table:table-cell table:style-name="ce2"/>
          <table:table-cell table:style-name="ce2" table:formula="of:=SUM([.L3:.L12]) /10" office:value-type="float" office:value="58.38434" calcext:value-type="float">
            <text:p>58.38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6:48:04.296655658</meta:creation-date>
    <dc:date>2018-07-02T19:57:39.524944697</dc:date>
    <meta:editing-duration>PT7M53S</meta:editing-duration>
    <meta:editing-cycles>2</meta:editing-cycles>
    <meta:generator>LibreOffice/5.2.7.2$Linux_X86_64 LibreOffice_project/20m0$Build-2</meta:generator>
    <meta:document-statistic meta:table-count="1" meta:cell-count="109" meta:object-count="0"/>
  </office:meta>
</office:document-meta>
</file>